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gramação Funcional</text:span></text:p>
      <text:p text:style-name="P2"/>
      <text:p text:style-name="P1"><text:span text:style-name="T2">Professor:</text:span><text:span text:style-name="T3"> Márcio Lopes</text:span></text:p>
      <text:p text:style-name="P3"/>
      <text:p text:style-name="P1"><text:span text:style-name="T2">Site da disciplina:</text:span><text:span text:style-name="T3"> O professor usa o piazza(tipo um google classroom).</text:span></text:p>
      <text:p text:style-name="P3"/>
      <text:p text:style-name="P1"><text:span text:style-name="T2">Modelo da disciplina: </text:span></text:p>
      <text:p text:style-name="P1"><text:span text:style-name="T3"><text:tab/>A disciplina é composta de aulas sobre conceitos mais avançados da programação funcional, como: Mônadas, Quickcheck, Funtores, Aplicatives e estruturas de dados. As aulas são teóricas, com slides organizados e demonstrações de código constantes.</text:span></text:p>
      <text:p text:style-name="P3"/>
      <text:p text:style-name="P1"><text:span text:style-name="T2">Método de avalição:</text:span></text:p>
      <text:list xml:id="list2681173222" text:style-name="WWNum1">
        <text:list-item>
          <text:p text:style-name="P5"><text:span text:style-name="T3">Implementação de Projeto com tema livre, em grupo;</text:span></text:p>
        </text:list-item>
        <text:list-item>
          <text:p text:style-name="P5"><text:span text:style-name="T3">Fazer um pequeno interpretador em Haskell, em dupla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74" meta:character-count="506" meta:non-whitespace-character-count="440"/>
    <meta:generator>LibreOfficeDev/6.0.5.2$Linux_X86_64 LibreOffice_project/</meta:generator>
  </office:meta>
</office:document-meta>
</file>